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Monospace" svg:font-family="Monospace" style:font-family-generic="roman"/>
    <style:font-face style:name="Monospace1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000000" style:font-name="Liberation Serif" fo:font-size="7pt" fo:font-weight="normal" style:font-size-asian="7pt" style:font-weight-asian="normal" style:font-size-complex="7pt" style:font-weight-complex="normal"/>
    </style:style>
    <style:style style:name="P2" style:family="paragraph" style:parent-style-name="Standard">
      <style:paragraph-properties fo:margin-left="1.0181in" fo:margin-right="0in" fo:text-align="justify" style:justify-single-word="false" fo:text-indent="0in" style:auto-text-indent="false" fo:background-color="#e6e6e6">
        <style:background-image/>
      </style:paragraph-properties>
      <style:text-properties fo:color="#000000" style:font-name="Liberation Serif" fo:font-size="7pt" fo:font-weight="normal" style:font-name-asian="Monospace1" style:font-size-asian="7pt" style:font-weight-asian="normal" style:font-name-complex="Monospace1" style:font-size-complex="7pt" style:font-weight-complex="normal"/>
    </style:style>
    <style:style style:name="P3" style:family="paragraph" style:parent-style-name="Standard">
      <style:paragraph-properties fo:margin-left="1.0181in" fo:margin-right="0in" fo:text-align="justify" style:justify-single-word="false" fo:text-indent="0in" style:auto-text-indent="false" fo:background-color="#e6e6e6">
        <style:background-image/>
      </style:paragraph-properties>
      <style:text-properties fo:color="#000000" style:font-name="Liberation Serif" fo:font-size="7pt" style:font-name-asian="Monospace1" style:font-size-asian="7pt" style:font-name-complex="Monospace1" style:font-size-complex="7pt"/>
    </style:style>
    <style:style style:name="P4" style:family="paragraph" style:parent-style-name="Standard"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</style:style>
    <style:style style:name="P5" style:family="paragraph" style:parent-style-name="Standard"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fo:margin-left="1.0181in" fo:margin-right="0in" fo:text-align="justify" style:justify-single-word="false" fo:text-indent="0in" style:auto-text-indent="false" fo:background-color="#e6e6e6" fo:keep-with-next="always">
        <style:tab-stops/>
        <style:background-image/>
      </style:paragraph-properties>
    </style:style>
    <style:style style:name="P8" style:family="paragraph" style:parent-style-name="Preformatted_20_Text">
      <style:paragraph-properties fo:margin-left="1.0181in" fo:margin-right="0in" fo:text-align="justify" style:justify-single-word="false" fo:text-indent="0in" style:auto-text-indent="false" fo:background-color="#e6e6e6" fo:keep-with-next="always">
        <style:tab-stops/>
        <style:background-image/>
      </style:paragraph-properties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P9" style:family="paragraph" style:parent-style-name="Preformatted_20_Text"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</style:style>
    <style:style style:name="P10" style:family="paragraph" style:parent-style-name="Preformatted_20_Text"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P11" style:family="paragraph" style:parent-style-name="Preformatted_20_Text"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Preformatted_20_Text" style:master-page-name="">
      <style:paragraph-properties fo:margin-left="1.0181in" fo:margin-right="0in" fo:text-align="justify" style:justify-single-word="false" fo:text-indent="0in" style:auto-text-indent="false" style:page-number="auto" fo:background-color="#e6e6e6" fo:keep-with-next="always">
        <style:tab-stops/>
        <style:background-image/>
      </style:paragraph-properties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margin-left="1.0181in" fo:margin-right="0in" fo:text-align="justify" style:justify-single-word="false" fo:text-indent="0in" style:auto-text-indent="false" fo:keep-with-next="always">
        <style:tab-stops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left="1.0181in" fo:margin-right="0in" fo:text-align="justify" style:justify-single-word="false" fo:text-indent="0in" style:auto-text-indent="false">
        <style:tab-stops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left="0.9937in" fo:margin-right="0in" fo:text-indent="0in" style:auto-text-indent="false"/>
    </style:style>
    <style:style style:name="P16" style:family="paragraph" style:parent-style-name="Standard" style:master-page-name="">
      <style:paragraph-properties fo:margin-left="0.9937in" fo:margin-right="0in" fo:text-indent="0in" style:auto-text-indent="false" style:page-number="auto" fo:keep-with-next="always"/>
    </style:style>
    <style:style style:name="P17" style:family="paragraph" style:parent-style-name="Standard" style:master-page-name="">
      <style:paragraph-properties fo:margin-left="0.9937in" fo:margin-right="0in" fo:text-align="justify" style:justify-single-word="false" fo:text-indent="0in" style:auto-text-indent="false" style:page-number="auto" fo:keep-with-next="always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.9937in" fo:margin-right="0in" fo:text-indent="0in" style:auto-text-indent="false" fo:keep-with-next="always"/>
    </style:style>
    <style:style style:name="P19" style:family="paragraph" style:parent-style-name="Standard">
      <style:paragraph-properties fo:margin-left="0.9937in" fo:margin-right="0in" fo:text-align="justify" style:justify-single-word="false" fo:text-indent="0in" style:auto-text-indent="false" fo:keep-with-next="always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justify" style:justify-single-word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margin-left="1.002in" fo:margin-right="0in" fo:text-align="justify" style:justify-single-word="false" fo:text-indent="-0.461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margin-left="1.002in" fo:margin-right="0in" fo:text-align="justify" style:justify-single-word="false" fo:text-indent="-0.461in" style:auto-text-indent="false">
        <style:tab-stops/>
      </style:paragraph-properties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margin-left="1.002in" fo:margin-right="0in" fo:text-align="justify" style:justify-single-word="false" fo:text-indent="0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margin-left="1.0098in" fo:margin-right="0in" fo:text-align="justify" style:justify-single-word="false" fo:text-indent="0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1.0654in" fo:margin-right="0in" fo:text-align="justify" style:justify-single-word="false" fo:text-indent="0in" style:auto-text-indent="false" fo:background-color="#e6e6e6" fo:keep-with-next="always">
        <style:tab-stops/>
        <style:background-image/>
      </style:paragraph-properties>
    </style:style>
    <style:style style:name="P28" style:family="paragraph" style:parent-style-name="Preformatted_20_Text">
      <style:paragraph-properties fo:margin-left="1.0654in" fo:margin-right="0in" fo:text-align="justify" style:justify-single-word="false" fo:text-indent="0in" style:auto-text-indent="false" fo:background-color="#e6e6e6" fo:keep-with-next="always">
        <style:tab-stops/>
        <style:background-image/>
      </style:paragraph-properties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left="1.0654in" fo:margin-right="0in" fo:text-align="justify" style:justify-single-word="false" fo:text-indent="0in" style:auto-text-indent="false" fo:background-color="#e6e6e6">
        <style:tab-stops/>
        <style:background-image/>
      </style:paragraph-properties>
    </style:style>
    <style:style style:name="P30" style:family="paragraph" style:parent-style-name="Table_20_Contents">
      <style:paragraph-properties fo:margin-left="1.0654in" fo:margin-right="0in" fo:text-align="justify" style:justify-single-word="false" fo:text-indent="0in" style:auto-text-indent="false" fo:keep-with-next="always">
        <style:tab-stops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31" style:family="paragraph" style:parent-style-name="Standard">
      <style:paragraph-properties fo:margin-left="1.0339in" fo:margin-right="0in" fo:text-align="justify" style:justify-single-word="false" fo:text-indent="0in" style:auto-text-indent="false" fo:background-color="#e6e6e6">
        <style:tab-stops/>
        <style:background-image/>
      </style:paragraph-properties>
    </style:style>
    <style:style style:name="P32" style:family="paragraph" style:parent-style-name="Standard">
      <style:paragraph-properties fo:margin-left="1.0339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3" style:family="paragraph" style:parent-style-name="Preformatted_20_Text">
      <style:paragraph-properties fo:margin-left="1.0339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margin-left="1.0098in" fo:margin-right="0in" fo:text-align="justify" style:justify-single-word="false" fo:text-indent="-0.4693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margin-left="1.4866in" fo:margin-right="0in" fo:text-align="justify" style:justify-single-word="false" fo:text-indent="0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margin-left="1.4866in" fo:margin-right="0in" fo:text-align="justify" style:justify-single-word="false" fo:text-indent="0.1429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7" style:family="paragraph" style:parent-style-name="Table_20_Contents">
      <style:paragraph-properties fo:margin-left="1.0098in" fo:margin-right="0in" fo:text-align="justify" style:justify-single-word="false" fo:text-indent="-0.0075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margin-left="0.7075in" fo:margin-right="0in" fo:text-align="justify" style:justify-single-word="false" fo:text-indent="0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9" style:family="paragraph" style:parent-style-name="Table_20_Contents">
      <style:paragraph-properties fo:margin-left="1.0339in" fo:margin-right="0in" fo:text-align="justify" style:justify-single-word="false" fo:text-indent="0.1429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0" style:family="paragraph" style:parent-style-name="Table_20_Contents">
      <style:paragraph-properties fo:margin-left="1.0492in" fo:margin-right="0in" fo:text-align="justify" style:justify-single-word="false" fo:text-indent="0.1429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1" style:family="paragraph" style:parent-style-name="Table_20_Contents">
      <style:paragraph-properties fo:margin-left="0.7075in" fo:margin-right="0in" fo:text-align="justify" style:justify-single-word="false" fo:text-indent="-0.0075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2" style:family="paragraph" style:parent-style-name="Table_20_Contents">
      <style:paragraph-properties fo:margin-left="0.7075in" fo:margin-right="0in" fo:text-align="justify" style:justify-single-word="false" fo:text-indent="0.0555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3" style:family="paragraph" style:parent-style-name="Table_20_Contents">
      <style:paragraph-properties fo:margin-left="0.5965in" fo:margin-right="0in" fo:text-align="justify" style:justify-single-word="false" fo:text-indent="0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4" style:family="paragraph" style:parent-style-name="Table_20_Contents">
      <style:paragraph-properties fo:margin-left="0.6201in" fo:margin-right="0in" fo:text-align="justify" style:justify-single-word="false" fo:text-indent="0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5" style:family="paragraph" style:parent-style-name="Table_20_Contents">
      <style:paragraph-properties fo:margin-left="0.6201in" fo:margin-right="0in" fo:text-align="justify" style:justify-single-word="false" fo:text-indent="0in" style:auto-text-indent="false">
        <style:tab-stops>
          <style:tab-stop style:position="1.002in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6" style:family="paragraph" style:parent-style-name="Table_20_Contents">
      <style:paragraph-properties fo:margin-left="0.6043in" fo:margin-right="0in" fo:text-align="justify" style:justify-single-word="false" fo:text-indent="0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7" style:family="paragraph" style:parent-style-name="Standard">
      <style:text-properties fo:color="#000000" style:font-name="Monospace" fo:font-size="10pt" style:font-size-asian="10pt"/>
    </style:style>
    <style:style style:name="P48" style:family="paragraph" style:parent-style-name="Standard">
      <style:paragraph-properties fo:margin-left="1.0654in" fo:margin-right="0in" fo:text-align="justify" style:justify-single-word="false" fo:text-indent="0in" style:auto-text-indent="false" fo:background-color="#e6e6e6">
        <style:tab-stops/>
        <style:background-image/>
      </style:paragraph-properties>
    </style:style>
    <style:style style:name="P49" style:family="paragraph" style:parent-style-name="Standard"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0" style:family="paragraph" style:parent-style-name="Table_20_Contents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51" style:family="paragraph" style:parent-style-name="Table_20_Contents" style:list-style-name="L1">
      <style:paragraph-properties fo:text-align="justify" style:justify-single-word="false"/>
    </style:style>
    <style:style style:name="P52" style:family="paragraph" style:parent-style-name="Table_20_Contents">
      <style:paragraph-properties fo:text-align="justify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3" style:family="paragraph" style:parent-style-name="Table_20_Contents" style:list-style-name="L1">
      <style:paragraph-properties fo:text-align="justify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4" style:family="paragraph" style:parent-style-name="Table_20_Contents">
      <style:paragraph-properties fo:text-align="justify" style:justify-single-word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5" style:family="paragraph" style:parent-style-name="Table_20_Contents" style:list-style-name="L1">
      <style:paragraph-properties fo:text-align="justify" style:justify-single-word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6" style:family="paragraph" style:parent-style-name="Table_20_Contents">
      <style:paragraph-properties fo:text-align="justify" style:justify-single-word="false">
        <style:tab-stops/>
      </style:paragraph-properties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P57" style:family="paragraph" style:parent-style-name="Table_20_Contents" style:list-style-name="L1">
      <style:paragraph-properties fo:text-align="justify" style:justify-single-word="false">
        <style:tab-stops/>
      </style:paragraph-properties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P58" style:family="paragraph" style:parent-style-name="Table_20_Contents">
      <style:paragraph-properties fo:margin-left="1.0098in" fo:margin-right="0in" fo:text-align="justify" style:justify-single-word="false" fo:text-indent="0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9" style:family="paragraph" style:parent-style-name="Table_20_Contents" style:list-style-name="L1" style:master-page-name="">
      <style:paragraph-properties fo:text-align="justify" style:justify-single-word="false" style:page-number="auto" fo:keep-with-next="always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0" style:family="paragraph" style:parent-style-name="Table_20_Contents" style:list-style-name="L1" style:master-page-name="">
      <style:paragraph-properties fo:text-align="justify" style:justify-single-word="false" style:page-number="auto" fo:keep-with-next="always">
        <style:tab-stops/>
      </style:paragraph-properties>
    </style:style>
    <style:style style:name="P61" style:family="paragraph" style:parent-style-name="Table_20_Contents" style:list-style-name="L2">
      <style:paragraph-properties fo:margin-left="1in" fo:margin-right="0in" fo:text-align="justify" style:justify-single-word="false" fo:text-indent="-0.25in" style:auto-text-indent="false">
        <style:tab-stops/>
      </style:paragraph-properties>
    </style:style>
    <style:style style:name="P62" style:family="paragraph" style:parent-style-name="Table_20_Contents" style:list-style-name="L2">
      <style:paragraph-properties fo:margin-left="1in" fo:margin-right="0in" fo:text-align="justify" style:justify-single-word="false" fo:text-indent="-0.25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3" style:family="paragraph" style:parent-style-name="Table_20_Contents">
      <style:paragraph-properties fo:margin-left="1.0181in" fo:margin-right="0in" fo:text-align="justify" style:justify-single-word="false" fo:text-indent="0in" style:auto-text-indent="false">
        <style:tab-stops/>
      </style:paragraph-properties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P64" style:family="paragraph" style:parent-style-name="Table_20_Contents">
      <style:paragraph-properties fo:margin-left="1.0181in" fo:margin-right="0in" fo:text-align="justify" style:justify-single-word="false" fo:text-indent="0in" style:auto-text-indent="false">
        <style:tab-stops/>
      </style:paragraph-properties>
      <style:text-properties fo:color="#000000" style:font-name="Liberation Serif" fo:font-size="11pt" fo:font-weight="bold" style:font-size-asian="11pt" style:font-weight-asian="bold" style:font-size-complex="11pt" style:font-weight-complex="bold"/>
    </style:style>
    <style:style style:name="P65" style:family="paragraph" style:parent-style-name="Table_20_Contents" style:list-style-name="L1">
      <style:paragraph-properties fo:text-align="justify" style:justify-single-word="false" fo:break-before="page"/>
      <style:text-properties fo:font-size="11pt" fo:font-weight="normal" style:font-size-asian="11pt" style:font-weight-asian="normal" style:font-size-complex="11pt" style:font-weight-complex="normal"/>
    </style:style>
    <style:style style:name="P66" style:family="paragraph" style:parent-style-name="Table_20_Contents">
      <style:paragraph-properties fo:margin-left="0.2945in" fo:margin-right="0in" fo:text-align="justify" style:justify-single-word="false" fo:text-indent="0in" style:auto-text-indent="false">
        <style:tab-stops/>
      </style:paragraph-properties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P67" style:family="paragraph" style:parent-style-name="Table_20_Contents" style:list-style-name="L3">
      <style:paragraph-properties fo:margin-left="1.8134in" fo:margin-right="0in" fo:text-align="justify" style:justify-single-word="false" fo:text-indent="-1.2484in" style:auto-text-indent="false">
        <style:tab-stops>
          <style:tab-stop style:position="-0.9862in"/>
          <style:tab-stop style:position="-0.0075in"/>
          <style:tab-stop style:position="0.0799in"/>
          <style:tab-stop style:position="0.8028in"/>
        </style:tab-stops>
      </style:paragraph-properties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color="#000000" style:font-name="Liberation Serif"/>
    </style:style>
    <style:style style:name="T2" style:family="text"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T3" style:family="text">
      <style:text-properties fo:color="#000000" style:font-name="Liberation Serif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000000" style:font-name="Liberation 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5" style:family="text">
      <style:text-properties fo:color="#000000" style:font-name="Liberation Serif" fo:font-size="8pt" fo:font-style="italic" style:font-size-asian="8pt" style:font-style-asian="italic" style:font-size-complex="8pt" style:font-style-complex="italic"/>
    </style:style>
    <style:style style:name="T6" style:family="text">
      <style:text-properties fo:color="#000000" style:font-name="Liberation Serif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7" style:family="text">
      <style:text-properties fo:color="#000000" style:font-name="Liberation Serif" fo:font-size="8pt" style:font-size-asian="8pt" style:font-size-complex="8pt"/>
    </style:style>
    <style:style style:name="T8" style:family="text"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color="#000000" style:font-name="Liberation Serif" fo:font-weight="bold" style:font-weight-asian="bold" style:font-weight-complex="bold"/>
    </style:style>
    <style:style style:name="T10" style:family="text">
      <style:text-properties fo:color="#000000" style:font-name="Liberation Serif" fo:font-size="7pt" fo:font-weight="normal" style:font-size-asian="7pt" style:font-weight-asian="normal" style:font-size-complex="7pt" style:font-weight-complex="normal"/>
    </style:style>
    <style:style style:name="T11" style:family="text">
      <style:text-properties fo:color="#000000" style:font-name="Liberation Serif" fo:font-size="7pt" fo:font-weight="bold" style:font-size-asian="7pt" style:font-weight-asian="bold" style:font-size-complex="7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font-size="8pt" style:font-size-asian="8pt" style:font-size-complex="8pt"/>
    </style:style>
    <style:style style:name="T15" style:family="text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T16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17" style:family="text">
      <style:text-properties style:font-name="Liberation Serif" fo:font-size="9pt" fo:background-color="transparent" style:font-size-asian="9pt" style:font-size-complex="9pt"/>
    </style:style>
    <style:style style:name="T18" style:family="text">
      <style:text-properties style:font-name="Liberation Serif" fo:font-size="9pt" fo:font-weight="bold" fo:background-color="transparent" style:font-size-asian="9pt" style:font-weight-asian="bold" style:font-size-complex="9pt" style:font-weight-complex="bold"/>
    </style:style>
    <style:style style:name="T19" style:family="text">
      <style:text-properties style:font-name="Liberation Serif" fo:font-size="9pt" fo:font-weight="normal" fo:background-color="transparent" style:font-size-asian="9pt" style:font-weight-asian="normal" style:font-size-complex="9pt" style:font-weight-complex="normal"/>
    </style:style>
    <style:style style:name="T20" style:family="tex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21" style:family="text"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font-size="11pt" fo:font-weight="normal" style:font-size-asian="11pt" style:font-weight-asian="normal" style:font-size-complex="11pt" style:font-weight-complex="normal"/>
    </style:style>
    <style:style style:name="T23" style:family="text">
      <style:text-properties fo:font-size="11pt" fo:font-weight="bold" style:font-size-asian="11pt" style:font-weight-asian="bold" style:font-size-complex="11pt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2902in" fo:text-indent="-0.25in" fo:margin-left="0.2902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6in" fo:text-indent="-0.35in" fo:margin-left="0.5902in"/>
        </style:list-level-properties>
      </text:list-level-style-number>
      <text:list-level-style-number text:level="3" text:style-name="Numbering_20_Symbols" style:num-prefix=" " style:num-suffix=")" style:num-format="a" text:display-levels="3">
        <style:list-level-properties text:list-level-position-and-space-mode="label-alignment">
          <style:list-level-label-alignment text:label-followed-by="listtab" text:list-tab-stop-position="1.0374in" fo:text-indent="-0.45in" fo:margin-left="1.0402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82in" fo:text-indent="-0.25in" fo:margin-left="1.08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82in" fo:text-indent="-0.25in" fo:margin-left="1.33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82in" fo:text-indent="-0.25in" fo:margin-left="1.58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82in" fo:text-indent="-0.25in" fo:margin-left="1.83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82in" fo:text-indent="-0.25in" fo:margin-left="2.08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82in" fo:text-indent="-0.25in" fo:margin-left="2.33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82in" fo:text-indent="-0.25in" fo:margin-left="2.58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82in" fo:text-indent="-0.25in" fo:margin-left="2.83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82in" fo:text-indent="-0.25in" fo:margin-left="3.08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82in" fo:text-indent="-0.25in" fo:margin-left="3.338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EJB Session Bean kezelése Standalone Kliensből <text:s/>Glassfish 3.1 segítségével IDE nélkül</text:p>
      <text:p text:style-name="P20"/>
      <text:p text:style-name="P20"/>
      <text:p text:style-name="P20"/>
      <text:list xml:id="list302462040" text:style-name="L1">
        <text:list-item>
          <text:p text:style-name="P53">Glassfish 3.1.2. installálása – ezek a műveletek mind root joggal készülnek</text:p>
        </text:list-item>
      </text:list>
      <text:p text:style-name="P21"/>
      <text:list xml:id="list1817025544" text:continue-numbering="true" text:style-name="L1">
        <text:list-item>
          <text:list>
            <text:list-item>
              <text:p text:style-name="P51"><text:span text:style-name="T22">Töltsük le a </text:span><text:span text:style-name="T23">glassfish-3.1.2.2.zip</text:span><text:span text:style-name="T22"> fájlt</text:span></text:p>
            </text:list-item>
            <text:list-item>
              <text:p text:style-name="P51"><text:span text:style-name="T22">Bontsuk ki és helyezzük el pld a /usr/local/programs könyvtárba a tartalmát. Ezek után a </text:span><text:span text:style-name="T23">$JAVAEE_HOME</text:span><text:span text:style-name="T22"> fogja jelenteni a </text:span><text:span text:style-name="T23">/usr/local/programs/glassfish3/glassfish</text:span><text:span text:style-name="T22"> könyvtárat</text:span></text:p>
            </text:list-item>
            <text:list-item>
              <text:p text:style-name="P53">Ha meg kívánjuk változtatni az admin jelszavát, ami alapértelmezés szerint nincs, akkor tegyük a következőt</text:p>
            </text:list-item>
          </text:list>
        </text:list-item>
      </text:list>
      <text:p text:style-name="P3"><text:s/></text:p>
      <text:p text:style-name="P2"/>
      <text:p text:style-name="P10"># touch /tmp/password.txt</text:p>
      <text:p text:style-name="P10"># chmod 600 /tmp/password.txt</text:p>
      <text:p text:style-name="P10"># echo "AS_ADMIN_PASSWORD=" &gt; /tmp/password.txt</text:p>
      <text:p text:style-name="P10"># echo "AS_ADMIN_NEWPASSWORD=<text:span text:style-name="T12">új_jelszó</text:span>" &gt;&gt; /tmp/password.txt</text:p>
      <text:p text:style-name="P9"><text:span text:style-name="T2"># bin/asadmin --user admin --passwordfile /tmp/password.txt </text:span><text:span text:style-name="T16">change-admin-password</text:span></text:p>
      <text:p text:style-name="P10"><text:s/>--domain_name domain1</text:p>
      <text:p text:style-name="P10"># rm /tmp/password.txt</text:p>
      <text:p text:style-name="P10"/>
      <text:p text:style-name="P24"/>
      <text:list xml:id="list1213649896" text:continue-numbering="true" text:style-name="L1">
        <text:list-item>
          <text:list>
            <text:list-item>
              <text:p text:style-name="P55">Indítsuk el szervertt</text:p>
            </text:list-item>
          </text:list>
        </text:list-item>
      </text:list>
      <text:p text:style-name="P10"/>
      <text:p text:style-name="P10"># bin/asadmin start-domain</text:p>
      <text:p text:style-name="P1"/>
      <text:p text:style-name="P23"/>
      <text:list xml:id="list561697584" text:continue-numbering="true" text:style-name="L1">
        <text:list-item>
          <text:list>
            <text:list-item>
              <text:p text:style-name="P55">Biztosítsuk az írási jogot a felhasználóknak a $JAVAEE_HOME/domain/domain1/autodeploy könyvtárbat</text:p>
            </text:list-item>
          </text:list>
        </text:list-item>
      </text:list>
      <text:p text:style-name="P10"/>
      <text:p text:style-name="P10"># chmod a+w $JAVAEE_HOME/domain/domain1/autodeploy</text:p>
      <text:p text:style-name="P1"/>
      <text:p text:style-name="P23"/>
      <text:list xml:id="list448292617" text:continue-numbering="true" text:style-name="L1">
        <text:list-item>
          <text:list>
            <text:list-item>
              <text:p text:style-name="P55">Ha szükséges készíthetünk új domaintt</text:p>
            </text:list-item>
          </text:list>
        </text:list-item>
      </text:list>
      <text:p text:style-name="P10"/>
      <text:p text:style-name="P9"><text:span text:style-name="T2"># </text:span><text:span text:style-name="Source_20_Text"><text:span text:style-name="T14">glassfish-install-dir\bin\asadmin create-domain </text:span></text:span><text:span text:style-name="Source_20_Text"><text:span text:style-name="T15">új_domain_név</text:span></text:span></text:p>
      <text:p text:style-name="P10"/>
      <text:p text:style-name="P1"/>
      <text:p text:style-name="P23"/>
      <text:list xml:id="list1698723342" text:continue-numbering="true" text:style-name="L1">
        <text:list-item>
          <text:list>
            <text:list-item>
              <text:p text:style-name="P55">Teszteljük le az applikációs szerver futását.t</text:p>
            </text:list-item>
          </text:list>
        </text:list-item>
      </text:list>
      <text:p text:style-name="P43">Egy böngésző címsorába írjuk be:</text:p>
      <text:p text:style-name="P25"/>
      <text:p text:style-name="P10"/>
      <text:p text:style-name="P9"><text:span text:style-name="Source_20_Text"><text:span text:style-name="T15">http://localhost:8080/</text:span></text:span></text:p>
      <text:p text:style-name="P10"/>
      <text:p text:style-name="P25"/>
      <text:p text:style-name="P44">A megjelnő honlapnak azt kell mondania, hogy: <text:span text:style-name="T12">Your server is running</text:span></text:p>
      <text:p text:style-name="P25"/>
      <text:p text:style-name="P45">Kattintsunk a <text:span text:style-name="T21">go to the Administration Console</text:span> linkre, aminek a hatására megjelenik a szerver <text:span text:style-name="T12">adminisztrációs oldala</text:span>. </text:p>
      <text:p text:style-name="P25"/>
      <text:list xml:id="list129759953" text:continue-numbering="true" text:style-name="L1">
        <text:list-item>
          <text:p text:style-name="P53">A program forrásának elkészítése</text:p>
        </text:list-item>
      </text:list>
      <text:p text:style-name="P21"/>
      <text:list xml:id="list884926759" text:continue-numbering="true" text:style-name="L1">
        <text:list-item>
          <text:list>
            <text:list-item>
              <text:p text:style-name="P55">Készítsünk egy <text:span text:style-name="T12">javabeanproject</text:span> könyvtárat például a <text:span text:style-name="T12">$HOME</text:span> könyvtárban.</text:p>
            </text:list-item>
          </text:list>
        </text:list-item>
      </text:list>
      <text:p text:style-name="P46">Ebben a könyvtárban a következő struktúra szerint fognak elhelyezkedni a fájlok:</text:p>
      <text:p text:style-name="P25"/>
      <text:p text:style-name="P17"><text:soft-page-break/><text:span text:style-name="Source_20_Text"><text:span text:style-name="T17">$HOME</text:span></text:span></text:p>
      <text:p text:style-name="P19"><text:span text:style-name="Source_20_Text"><text:span text:style-name="T17"><text:s text:c="3"/>/---</text:span></text:span><text:span text:style-name="Source_20_Text"><text:span text:style-name="T18">javabeanproject</text:span></text:span></text:p>
      <text:p text:style-name="P19"><text:span text:style-name="Source_20_Text"><text:span text:style-name="T17"><text:s text:c="8"/></text:span></text:span><text:span text:style-name="Source_20_Text"><text:span text:style-name="T18">/---build</text:span></text:span></text:p>
      <text:p text:style-name="P18"><text:span text:style-name="Source_20_Text"><text:span text:style-name="T18"><text:tab/> <text:s text:c="11"/>/---classes</text:span></text:span></text:p>
      <text:p text:style-name="P16"><text:span text:style-name="Source_20_Text"><text:span text:style-name="T18"><text:s text:c="16"/></text:span></text:span><text:span text:style-name="Source_20_Text"><text:span text:style-name="T19"><text:s/>/---foo</text:span></text:span></text:p>
      <text:p text:style-name="P18"><text:span text:style-name="Source_20_Text"><text:span text:style-name="T17"><text:s text:c="7"/>/---</text:span></text:span><text:span text:style-name="Source_20_Text"><text:span text:style-name="T18">src</text:span></text:span></text:p>
      <text:p text:style-name="P18"><text:span text:style-name="Source_20_Text"><text:span text:style-name="T17"><text:s text:c="11"/>/---</text:span></text:span><text:span text:style-name="Source_20_Text"><text:span text:style-name="T18">foo</text:span></text:span></text:p>
      <text:p text:style-name="P18"><text:span text:style-name="Source_20_Text"><text:span text:style-name="T17"><text:s text:c="15"/></text:span></text:span><text:span text:style-name="Source_20_Text"><text:span text:style-name="T18">FooClient.java</text:span></text:span></text:p>
      <text:p text:style-name="P18"><text:span text:style-name="Source_20_Text"><text:span text:style-name="T17"><text:s text:c="14"/></text:span></text:span><text:span text:style-name="Source_20_Text"><text:span text:style-name="T18"><text:s/>FooBean.java</text:span></text:span></text:p>
      <text:p text:style-name="P15"><text:span text:style-name="Source_20_Text"><text:span text:style-name="T17"><text:s text:c="15"/></text:span></text:span><text:span text:style-name="Source_20_Text"><text:span text:style-name="T18">FooRemote.java</text:span></text:span></text:p>
      <text:p text:style-name="P25"/>
      <text:list xml:id="list2055124401" text:continue-numbering="true" text:style-name="L1">
        <text:list-item>
          <text:list>
            <text:list-item>
              <text:p text:style-name="P55">FooRemote.java</text:p>
            </text:list-item>
          </text:list>
        </text:list-item>
      </text:list>
      <text:p text:style-name="P10"/>
      <text:p text:style-name="P4"><text:span text:style-name="Source_20_Text"><text:span text:style-name="T2">package</text:span></text:span><text:span text:style-name="T2"> </text:span><text:span text:style-name="Source_20_Text"><text:span text:style-name="T2">foo;</text:span></text:span></text:p>
      <text:p text:style-name="P4"><text:span text:style-name="Source_20_Text"><text:span text:style-name="T2"/></text:span></text:p>
      <text:p text:style-name="P4"><text:span text:style-name="Source_20_Text"><text:span text:style-name="T14">import</text:span></text:span><text:span text:style-name="T14"> </text:span><text:span text:style-name="Source_20_Text"><text:span text:style-name="T14">javax.ejb.*;</text:span></text:span></text:p>
      <text:p text:style-name="P4"><text:span text:style-name="Source_20_Text"><text:span text:style-name="T14"/></text:span></text:p>
      <text:p text:style-name="P4"><text:span text:style-name="Source_20_Text"><text:span text:style-name="T15">@Remote</text:span></text:span></text:p>
      <text:p text:style-name="P4"><text:span text:style-name="Source_20_Text"><text:span text:style-name="T14">public</text:span></text:span><text:span text:style-name="T14"> </text:span><text:span text:style-name="Source_20_Text"><text:span text:style-name="T14">interface</text:span></text:span><text:span text:style-name="T14"> </text:span><text:span text:style-name="Source_20_Text"><text:span text:style-name="T14">FooRemote {</text:span></text:span></text:p>
      <text:p text:style-name="P4"><text:span text:style-name="Source_20_Text"><text:span text:style-name="T14"><text:tab/>public</text:span></text:span><text:span text:style-name="T14"> </text:span><text:span text:style-name="Source_20_Text"><text:span text:style-name="T14">String echo(String s);</text:span></text:span></text:p>
      <text:p text:style-name="P4"><text:span text:style-name="Source_20_Text"><text:span text:style-name="T14">}</text:span></text:span></text:p>
      <text:p text:style-name="P1"/>
      <text:p text:style-name="P22"/>
      <text:list xml:id="list1294597159" text:continue-numbering="true" text:style-name="L1">
        <text:list-item>
          <text:list>
            <text:list-item>
              <text:p text:style-name="P55">FooBean.java</text:p>
            </text:list-item>
          </text:list>
        </text:list-item>
      </text:list>
      <text:p text:style-name="P10"/>
      <text:p text:style-name="P4"><text:span text:style-name="Source_20_Text"><text:span text:style-name="T2">package</text:span></text:span><text:span text:style-name="Source_20_Text"><text:span text:style-name="T2"> foo;</text:span></text:span></text:p>
      <text:p text:style-name="P4"><text:span text:style-name="Source_20_Text"><text:span text:style-name="T2"/></text:span></text:p>
      <text:p text:style-name="P4"><text:span text:style-name="Source_20_Text"><text:span text:style-name="T14">import</text:span></text:span><text:span text:style-name="T14"> </text:span><text:span text:style-name="Source_20_Text"><text:span text:style-name="T14">javax.ejb.*;</text:span></text:span></text:p>
      <text:p text:style-name="P4"><text:span text:style-name="Source_20_Text"><text:span text:style-name="T14"/></text:span></text:p>
      <text:p text:style-name="P4"><text:span text:style-name="Source_20_Text"><text:span text:style-name="T15">@Stateless( name=”FooBean” mappedName=”ejb/FooBean”)</text:span></text:span></text:p>
      <text:p text:style-name="P4"><text:span text:style-name="Source_20_Text"><text:span text:style-name="T14">public</text:span></text:span><text:span text:style-name="T14"> </text:span><text:span text:style-name="Source_20_Text"><text:span text:style-name="T14">class</text:span></text:span><text:span text:style-name="T14"> </text:span><text:span text:style-name="Source_20_Text"><text:span text:style-name="T14">FooBean implements</text:span></text:span><text:span text:style-name="T14"> </text:span><text:span text:style-name="Source_20_Text"><text:span text:style-name="T14">FooRemote {</text:span></text:span></text:p>
      <text:p text:style-name="P4"><text:span text:style-name="Source_20_Text"><text:span text:style-name="T14"><text:tab/>public</text:span></text:span><text:span text:style-name="T14"> </text:span><text:span text:style-name="Source_20_Text"><text:span text:style-name="T14">String echo(String s) {</text:span></text:span></text:p>
      <text:p text:style-name="P4"><text:span text:style-name="Source_20_Text"><text:span text:style-name="T14"><text:tab/><text:tab/>return</text:span></text:span><text:span text:style-name="T14"> </text:span><text:span text:style-name="Source_20_Text"><text:span text:style-name="T14">s;</text:span></text:span></text:p>
      <text:p text:style-name="P4"><text:span text:style-name="Source_20_Text"><text:span text:style-name="T14"><text:tab/>}</text:span></text:span></text:p>
      <text:p text:style-name="P4"><text:span text:style-name="Source_20_Text"><text:span text:style-name="T14">}</text:span></text:span></text:p>
      <text:p text:style-name="P5"><text:span text:style-name="Source_20_Text"><text:span text:style-name="T14"/></text:span></text:p>
      <text:p text:style-name="P22"/>
      <text:list xml:id="list740371447" text:continue-numbering="true" text:style-name="L1">
        <text:list-item>
          <text:list>
            <text:list-item>
              <text:p text:style-name="P55">FooClient.java</text:p>
            </text:list-item>
          </text:list>
        </text:list-item>
      </text:list>
      <text:p text:style-name="P38">Két különböző esetet vizsgálunk. Az első eset amikor a klienst ugyanazon a host-on futtatjuk mint amelyiken az elérendő Enterprise Java Bean helyezkedik el a konténerében, a második eset pedig, hogy külön host-on futnak.</text:p>
      <text:p text:style-name="P26"/>
      <text:list xml:id="list1112943210" text:continue-numbering="true" text:style-name="L1">
        <text:list-item>
          <text:list>
            <text:list-item>
              <text:list>
                <text:list-item>
                  <text:p text:style-name="P55"><text:bookmark-start text:name="__RefNumPara__4145_106489672"/>Azonos host-on<text:bookmark-end text:name="__RefNumPara__4145_106489672"/></text:p>
                </text:list-item>
              </text:list>
            </text:list-item>
          </text:list>
        </text:list-item>
      </text:list>
      <text:p text:style-name="P39">Ez egy Standalone Kliens esetén elég ritka, de fontos megmutatni, mert például a Servlet-ek gyakran futnak ugyanabban a konténerben, melyben az elérendő EJB, és az ő esetükben is ugyan ezt a lookup mechanizmust használjuk. </text:p>
      <text:p text:style-name="P39">Hogy az EJB-re milyen referenciát használjunk a <text:span text:style-name="T12">lookup()</text:span> függvényben, a <text:span text:style-name="T25"><text:bookmark-ref text:reference-format="number" text:ref-name="__RefNumPara__4123_106489672">4.3</text:bookmark-ref></text:span> pont “<text:span text:style-name="T12">Glassfish-specific (Non-portable) JNDI names for EJB FooBean</text:span>:” rész mutatja meg. Most csak annyit, hogy mivel a FooBean.java-ban a Stateless bean <text:span text:style-name="T12">mappedName</text:span>-jének <text:span text:style-name="T12">ejb/FooBean</text:span>-t adtunk meg és mivel lokálisan használjuk a klienst, ezért referenciát az EJB-ről a <text:span text:style-name="T12">lookup(“ejb/FooBean”)</text:span> segítségével vagy a lookup(“ejb/FooBean#foo.FooRemote”) segítségével kapunk.</text:p>
      <text:p text:style-name="P39">Ha nem adtunk volna meg <text:span text:style-name="T12">mappedName</text:span>-t akkor a <text:span text:style-name="T12">lookup( FooRemote.class.getName())</text:span> kifejezést kellene használnunk.</text:p>
      <text:p text:style-name="P35"/>
      <text:p text:style-name="P13">FooClient.java</text:p>
      <text:p text:style-name="P8"/>
      <text:p text:style-name="P7"><text:span text:style-name="Source_20_Text"><text:span text:style-name="T2">package</text:span></text:span><text:span text:style-name="Source_20_Text"><text:span text:style-name="T2"> foo;</text:span></text:span></text:p>
      <text:p text:style-name="P7"><text:span text:style-name="Source_20_Text"><text:span text:style-name="T2"/></text:span></text:p>
      <text:p text:style-name="P7"><text:span text:style-name="Source_20_Text"><text:span text:style-name="T14">import java.io.*;</text:span></text:span></text:p>
      <text:p text:style-name="P4"><text:span text:style-name="Source_20_Text"><text:span text:style-name="T14">import javax.naming.*;</text:span></text:span></text:p>
      <text:p text:style-name="P4"><text:span text:style-name="Source_20_Text"><text:span text:style-name="T14"><text:s/></text:span></text:span></text:p>
      <text:p text:style-name="P4"><text:span text:style-name="Source_20_Text"><text:span text:style-name="T14">public class FooClient {</text:span></text:span></text:p>
      <text:p text:style-name="P4"><text:span text:style-name="Source_20_Text"><text:span text:style-name="T14"/></text:span></text:p>
      <text:p text:style-name="P4"><text:soft-page-break/><text:span text:style-name="Source_20_Text"><text:span text:style-name="T14"><text:s text:c="4"/>public void operation(String param){</text:span></text:span></text:p>
      <text:p text:style-name="P4"><text:span text:style-name="Source_20_Text"><text:span text:style-name="T14"/></text:span></text:p>
      <text:p text:style-name="P4"><text:span text:style-name="Source_20_Text"><text:span text:style-name="T14"><text:s text:c="8"/>FooRemote foo = null;</text:span></text:span></text:p>
      <text:p text:style-name="P4"><text:span text:style-name="Source_20_Text"><text:span text:style-name="T14"/></text:span></text:p>
      <text:p text:style-name="P4"><text:span text:style-name="Source_20_Text"><text:span text:style-name="T14"><text:s text:c="8"/>try{</text:span></text:span></text:p>
      <text:p text:style-name="P4"><text:span text:style-name="Source_20_Text"><text:span text:style-name="T14"/></text:span></text:p>
      <text:p text:style-name="P4"><text:span text:style-name="Source_20_Text"><text:span text:style-name="T14"><text:s text:c="12"/>Context ctx = new InitialContext();</text:span></text:span></text:p>
      <text:p text:style-name="P4"><text:span text:style-name="Source_20_Text"><text:span text:style-name="T14"><text:s text:c="12"/>foo = (FooRemote) ctx.lookup("</text:span></text:span><text:span text:style-name="Source_20_Text"><text:span text:style-name="T15">ejb/FooBean</text:span></text:span><text:span text:style-name="Source_20_Text"><text:span text:style-name="T14">" );</text:span></text:span></text:p>
      <text:p text:style-name="P4"><text:span text:style-name="Source_20_Text"><text:span text:style-name="T14"/></text:span></text:p>
      <text:p text:style-name="P4"><text:span text:style-name="Source_20_Text"><text:span text:style-name="T14"><text:s text:c="8"/>}catch(NamingException e){</text:span></text:span></text:p>
      <text:p text:style-name="P4"><text:span text:style-name="Source_20_Text"><text:span text:style-name="T14"><text:s text:c="12"/>e.printStackTrace();</text:span></text:span></text:p>
      <text:p text:style-name="P4"><text:span text:style-name="Source_20_Text"><text:span text:style-name="T14"><text:s text:c="8"/>}</text:span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><text:s text:c="8"/>System.out.println( "FooRemote.echo returned: " + foo.echo(param));</text:span></text:span></text:p>
      <text:p text:style-name="P4"><text:span text:style-name="Source_20_Text"><text:span text:style-name="T14"><text:s text:c="3"/>}</text:span></text:span></text:p>
      <text:p text:style-name="P4"><text:span text:style-name="Source_20_Text"><text:span text:style-name="T14"><text:s text:c="3"/></text:span></text:span></text:p>
      <text:p text:style-name="P4"><text:span text:style-name="Source_20_Text"><text:span text:style-name="T14"><text:s text:c="4"/>public static void main( String[] args ){</text:span></text:span></text:p>
      <text:p text:style-name="P4"><text:span text:style-name="Source_20_Text"><text:span text:style-name="T14"><text:s text:c="8"/>String input = (args.length &gt; 0) ? args[0] : "No application arg specified.";</text:span></text:span></text:p>
      <text:p text:style-name="P4"><text:span text:style-name="Source_20_Text"><text:span text:style-name="T14"><text:s text:c="8"/>FooClient client = new FooClient();</text:span></text:span></text:p>
      <text:p text:style-name="P4"><text:span text:style-name="Source_20_Text"><text:span text:style-name="T14"><text:s text:c="8"/>client.operation( input );</text:span></text:span></text:p>
      <text:p text:style-name="P4"><text:span text:style-name="Source_20_Text"><text:span text:style-name="T14"><text:s text:c="4"/>}</text:span></text:span></text:p>
      <text:p text:style-name="P5"><text:span text:style-name="Source_20_Text"><text:span text:style-name="T7">}</text:span></text:span></text:p>
      <text:p text:style-name="P5"><text:span text:style-name="Source_20_Text"><text:span text:style-name="T7"/></text:span></text:p>
      <text:p text:style-name="P22"/>
      <text:list xml:id="list1866475599" text:continue-numbering="true" text:style-name="L1">
        <text:list-item>
          <text:list>
            <text:list-item>
              <text:list>
                <text:list-item>
                  <text:p text:style-name="P55">Különböző host-on</text:p>
                </text:list-item>
              </text:list>
            </text:list-item>
          </text:list>
        </text:list-item>
      </text:list>
      <text:p text:style-name="P40">Általában ez a helyzet egy Standalone Kliens esetén, és Servletek esetén pedig akkor, amikor a Servlet az EJB konténertől különböző konténerben fut.</text:p>
      <text:p text:style-name="P40">Hogy az EJB-re milyen referenciát használjunk a <text:span text:style-name="T12">lookup()</text:span> függvényben, a <text:span text:style-name="T25"><text:bookmark-ref text:reference-format="number" text:ref-name="__RefNumPara__4123_106489672">4.3</text:bookmark-ref></text:span> pont “<text:span text:style-name="T12">Portable JNDI names for EJB FooBean:</text:span>” rész mutatja meg. Most csak annyit, hogy használjuk a <text:span text:style-name="T12">lookup(“java:global/myejb/FooBean”)</text:span> kifejezést, vagy alternatíva ként a lookup(“java:global/myejb/FooBean!foo.FooRemote”) -t. Természetesen ez a kifejezés használható a <text:span text:style-name="T25"><text:bookmark-ref text:reference-format="number" text:ref-name="__RefNumPara__4145_106489672">2.4.a</text:bookmark-ref></text:span> esetben is.</text:p>
      <text:p text:style-name="P36"/>
      <text:p text:style-name="P30">FooClient.java</text:p>
      <text:p text:style-name="P28"/>
      <text:p text:style-name="P27"><text:span text:style-name="Source_20_Text"><text:span text:style-name="T2">package foo;</text:span></text:span></text:p>
      <text:p text:style-name="P29"><text:span text:style-name="Source_20_Text"><text:span text:style-name="T2"/></text:span></text:p>
      <text:p text:style-name="P29"><text:span text:style-name="Source_20_Text"><text:span text:style-name="T2">import java.io.*;</text:span></text:span></text:p>
      <text:p text:style-name="P29"><text:span text:style-name="Source_20_Text"><text:span text:style-name="T2">import javax.naming.*;</text:span></text:span></text:p>
      <text:p text:style-name="P29"><text:span text:style-name="Source_20_Text"><text:span text:style-name="T2">import java.util.*;</text:span></text:span></text:p>
      <text:p text:style-name="P29"><text:span text:style-name="Source_20_Text"><text:span text:style-name="T2"><text:s/></text:span></text:span></text:p>
      <text:p text:style-name="P29"><text:span text:style-name="Source_20_Text"><text:span text:style-name="T2">public class FooClient {</text:span></text:span></text:p>
      <text:p text:style-name="P29"><text:span text:style-name="Source_20_Text"><text:span text:style-name="T2"/></text:span></text:p>
      <text:p text:style-name="P29"><text:span text:style-name="Source_20_Text"><text:span text:style-name="T2"><text:s text:c="4"/>public void operation(String param){</text:span></text:span></text:p>
      <text:p text:style-name="P29"><text:span text:style-name="Source_20_Text"><text:span text:style-name="T2"/></text:span></text:p>
      <text:p text:style-name="P29"><text:span text:style-name="Source_20_Text"><text:span text:style-name="T2"><text:s text:c="6"/>String host = "akoel-laptop";</text:span></text:span></text:p>
      <text:p text:style-name="P29"><text:span text:style-name="Source_20_Text"><text:span text:style-name="T2"><text:s text:c="6"/>String port = "3700";</text:span></text:span></text:p>
      <text:p text:style-name="P29"><text:span text:style-name="Source_20_Text"><text:span text:style-name="T2"/></text:span></text:p>
      <text:p text:style-name="P29"><text:span text:style-name="Source_20_Text"><text:span text:style-name="T2"><text:s text:c="8"/>FooRemote foo = null;</text:span></text:span></text:p>
      <text:p text:style-name="P29"><text:span text:style-name="Source_20_Text"><text:span text:style-name="T2"/></text:span></text:p>
      <text:p text:style-name="P29"><text:span text:style-name="Source_20_Text"><text:span text:style-name="T2"><text:s text:c="8"/>try{</text:span></text:span></text:p>
      <text:p text:style-name="P29"><text:span text:style-name="Source_20_Text"><text:span text:style-name="T2"/></text:span></text:p>
      <text:p text:style-name="P29"><text:span text:style-name="Source_20_Text"><text:span text:style-name="T2"><text:s text:c="12"/>System.setProperty("org.omg.CORBA.ORBInitialHost", host);</text:span></text:span></text:p>
      <text:p text:style-name="P29"><text:span text:style-name="Source_20_Text"><text:span text:style-name="T2"><text:s text:c="12"/>System.setProperty("org.omg.CORBA.ORBInitialPort", port);</text:span></text:span></text:p>
      <text:p text:style-name="P29"><text:span text:style-name="Source_20_Text"><text:span text:style-name="T2"/></text:span></text:p>
      <text:p text:style-name="P29"><text:span text:style-name="Source_20_Text"><text:span text:style-name="T2"><text:s text:c="12"/>Properties props = new Properties();</text:span></text:span></text:p>
      <text:p text:style-name="P29"><text:span text:style-name="Source_20_Text"><text:span text:style-name="T2"/></text:span></text:p>
      <text:p text:style-name="P29"><text:span text:style-name="Source_20_Text"><text:span text:style-name="T2"/></text:span></text:p>
      <text:p text:style-name="P29"><text:span text:style-name="Source_20_Text"><text:span text:style-name="T2"><text:s text:c="12"/>props.setProperty("java.naming.factory.initial", "com.sun.enterprise.naming.SerialInitContextFactory");</text:span></text:span></text:p>
      <text:p text:style-name="P29"><text:span text:style-name="Source_20_Text"><text:span text:style-name="T2"><text:s text:c="12"/>props.setProperty("java.naming.factory.url.pkgs", "com.sun.enterprise.naming");</text:span></text:span></text:p>
      <text:p text:style-name="P29"><text:span text:style-name="Source_20_Text"><text:span text:style-name="T10"><text:s text:c="13"/>props.setProperty("java.naming.factory.state", "com.sun.corba.ee.impl.presentation.rmi.JNDIStateFactoryImpl");</text:span></text:span></text:p>
      <text:p text:style-name="P29"><text:span text:style-name="Source_20_Text"><text:span text:style-name="T2"/></text:span></text:p>
      <text:p text:style-name="P29"><text:span text:style-name="Source_20_Text"><text:span text:style-name="T2"><text:s text:c="12"/>props.setProperty("org.omg.CORBA.ORBInitialHost", host);</text:span></text:span></text:p>
      <text:p text:style-name="P29"><text:span text:style-name="Source_20_Text"><text:span text:style-name="T2"><text:s text:c="12"/>props.setProperty("org.omg.CORBA.ORBInitialPort", port);</text:span></text:span></text:p>
      <text:p text:style-name="P29"><text:span text:style-name="Source_20_Text"><text:span text:style-name="T2"><text:s text:c="12"/>InitialContext ctx = new InitialContext(props);</text:span></text:span></text:p>
      <text:p text:style-name="P29"><text:span text:style-name="Source_20_Text"><text:span text:style-name="T2"/></text:span></text:p>
      <text:p text:style-name="P29"><text:span text:style-name="Source_20_Text"><text:span text:style-name="T2"><text:s text:c="12"/>foo = (FooRemote) ctx.lookup("</text:span></text:span><text:span text:style-name="Source_20_Text"><text:span text:style-name="T3">java:global/myejb/FooBean!foo.FooRemote</text:span></text:span><text:span text:style-name="Source_20_Text"><text:span text:style-name="T2">" );</text:span></text:span></text:p>
      <text:p text:style-name="P29"><text:span text:style-name="Source_20_Text"><text:span text:style-name="T2"/></text:span></text:p>
      <text:p text:style-name="P29"><text:span text:style-name="Source_20_Text"><text:span text:style-name="T2"><text:s text:c="8"/>}catch(NamingException e){</text:span></text:span></text:p>
      <text:p text:style-name="P29"><text:span text:style-name="Source_20_Text"><text:span text:style-name="T2"><text:s text:c="12"/>e.printStackTrace();</text:span></text:span></text:p>
      <text:p text:style-name="P29"><text:soft-page-break/><text:span text:style-name="Source_20_Text"><text:span text:style-name="T2"><text:s text:c="8"/>}</text:span></text:span></text:p>
      <text:p text:style-name="P29"><text:span text:style-name="Source_20_Text"><text:span text:style-name="T2"/></text:span></text:p>
      <text:p text:style-name="P29"><text:span text:style-name="Source_20_Text"><text:span text:style-name="T2"><text:s text:c="8"/>System.out.println( "FooRemote.echo returned: " + foo.echo(param));</text:span></text:span></text:p>
      <text:p text:style-name="P29"><text:span text:style-name="Source_20_Text"><text:span text:style-name="T2"><text:s text:c="3"/>}</text:span></text:span></text:p>
      <text:p text:style-name="P29"><text:span text:style-name="Source_20_Text"><text:span text:style-name="T2"><text:s text:c="3"/></text:span></text:span></text:p>
      <text:p text:style-name="P29"><text:span text:style-name="Source_20_Text"><text:span text:style-name="T2"><text:s text:c="4"/>public static void main( String[] args ){</text:span></text:span></text:p>
      <text:p text:style-name="P29"><text:span text:style-name="Source_20_Text"><text:span text:style-name="T2"><text:s text:c="8"/>String input = (args.length &gt; 0) ? args[0] : "No application arg specified.";</text:span></text:span></text:p>
      <text:p text:style-name="P29"><text:span text:style-name="Source_20_Text"><text:span text:style-name="T2"><text:s text:c="8"/>FooClient client = new FooClient();</text:span></text:span></text:p>
      <text:p text:style-name="P29"><text:span text:style-name="Source_20_Text"><text:span text:style-name="T2"><text:s text:c="8"/>client.operation( input );</text:span></text:span></text:p>
      <text:p text:style-name="P29"><text:span text:style-name="Source_20_Text"><text:span text:style-name="T2"><text:s text:c="4"/>}</text:span></text:span></text:p>
      <text:p text:style-name="P29"><text:span text:style-name="Source_20_Text"><text:span text:style-name="T2">}</text:span></text:span></text:p>
      <text:p text:style-name="P29"><text:span text:style-name="Source_20_Text"><text:span text:style-name="T2"/></text:span></text:p>
      <text:p text:style-name="P36"><text:s/></text:p>
      <text:list xml:id="list804699588" text:continue-numbering="true" text:style-name="L1">
        <text:list-item>
          <text:p text:style-name="P59">Fordítsuk le a forráskódot</text:p>
          <text:list>
            <text:list-item>
              <text:p text:style-name="P60"><text:span text:style-name="T22">Álljunk be a </text:span><text:span text:style-name="T23">$HOME/javabeanproject/build</text:span><text:span text:style-name="T22"> könyvtárba és adjuk ki a következő parancsot:</text:span></text:p>
            </text:list-item>
          </text:list>
        </text:list-item>
      </text:list>
      <text:p text:style-name="P12"/>
      <text:p text:style-name="P7"><text:span text:style-name="Source_20_Text"><text:span text:style-name="T2">$ javac -d ./classes -classpath </text:span></text:span><text:span text:style-name="Source_20_Text"><text:span text:style-name="T3">$JAVAEE_HOME</text:span></text:span><text:span text:style-name="Source_20_Text"><text:span text:style-name="T2">/lib/javaee.jar</text:span></text:span><text:span text:style-name="Source_20_Text"><text:span text:style-name="T3">:</text:span></text:span><text:span text:style-name="Source_20_Text"><text:span text:style-name="T2">. ../src/foo/*.java</text:span></text:span></text:p>
      <text:p text:style-name="P5"/>
      <text:p text:style-name="P22"/>
      <text:list xml:id="list1588354991" text:continue-numbering="true" text:style-name="L1">
        <text:list-item>
          <text:list>
            <text:list-item>
              <text:p text:style-name="P55">Ellenőrizzük a $HOME/javabeanproject/class könyvtárban, hogy elkészült e mind a 3 class fájl.</text:p>
            </text:list-item>
          </text:list>
        </text:list-item>
      </text:list>
      <text:p text:style-name="P26"/>
      <text:list xml:id="list1003408624" text:continue-numbering="true" text:style-name="L1">
        <text:list-item>
          <text:p text:style-name="P53">Csomagoljuk be a Bean-t és Deploy-oljuk a szerverre</text:p>
          <text:list>
            <text:list-item>
              <text:p text:style-name="P55"><text:span text:style-name="T1">Továbbra is a </text:span><text:span text:style-name="T9">$HOME/javabeanproject/build/class</text:span><text:span text:style-name="T1"> könyvtárban állunk</text:span>.</text:p>
            </text:list-item>
          </text:list>
        </text:list-item>
      </text:list>
      <text:p text:style-name="P26"/>
      <text:p text:style-name="P10"/>
      <text:p text:style-name="P4"><text:span text:style-name="Source_20_Text"><text:span text:style-name="T2">$ jar cvf $JAVAEE_HOME/domains/domain1/autodeploy/</text:span></text:span><text:span text:style-name="Source_20_Text"><text:span text:style-name="T3">myejb.jar</text:span></text:span><text:span text:style-name="Source_20_Text"><text:span text:style-name="T2"> -C ./classes foo/FooBean.class -C ./classes foo/FooRemote.class</text:span></text:span></text:p>
      <text:p text:style-name="P5"/>
      <text:p text:style-name="P21"><text:span text:style-name="Source_20_Text"><text:span text:style-name="T14"/></text:span></text:p>
      <text:list xml:id="list1286481784" text:continue-numbering="true" text:style-name="L1">
        <text:list-item>
          <text:list>
            <text:list-item>
              <text:p text:style-name="P55">A $JAVAEE_HOME/domains/domain1/autodeploy könyvtárban azt kell látnunk, hogy megjelenik a <text:span text:style-name="T12">myejb.jar</text:span> fájl mellett a <text:span text:style-name="T12">myejb.jar_deployed</text:span> fájl is</text:p>
            </text:list-item>
          </text:list>
        </text:list-item>
      </text:list>
      <text:p text:style-name="P34"/>
      <text:list xml:id="list1289414034" text:continue-numbering="true" text:style-name="L1">
        <text:list-item>
          <text:list>
            <text:list-item>
              <text:p text:style-name="P55"><text:bookmark-start text:name="__RefNumPara__4123_106489672"/>Ellenőrizzük az EJB hivatkozási nevét a glassfish log fájlban<text:bookmark-end text:name="__RefNumPara__4123_106489672"/></text:p>
            </text:list-item>
          </text:list>
        </text:list-item>
      </text:list>
      <text:p text:style-name="P42">Keressü a log fájlban a <text:span text:style-name="T12">JNDI</text:span> kulcsszót. Két sort fogunk találni. Az első azt az esetet mutatja amikor a bean-re való hivatkozás egy másik host-on történik. Az az ugynevet <text:span text:style-name="T24">Portable JNDI</text:span> név. Természetesen ez a név használható akkor is ha azonos host-on van a kliens vagy éppen ugyanabban a konténerben helyezkedik el min a bean, csak akkor felesleges.</text:p>
      <text:p text:style-name="P42">Az itt látha két név közül bármelyik használható a <text:span text:style-name="T12">lookup</text:span> függvényben:</text:p>
      <text:p text:style-name="P37"/>
      <text:p text:style-name="P10"/>
      <text:p text:style-name="P10">:Portable JNDI names for EJB FooBean: [<text:span text:style-name="T12">java:global/myejb/FooBean</text:span>, <text:span text:style-name="T12">java:global/myejb/FooBean!foo.FooRemote</text:span>]|#]</text:p>
      <text:p text:style-name="P5"><text:span text:style-name="Source_20_Text"><text:span text:style-name="T2"/></text:span></text:p>
      <text:p text:style-name="P37"/>
      <text:p text:style-name="P41">A másik eset pedig az un. <text:span text:style-name="T24">Non-Portable JNDI</text:span> név. Ez a név a következő esetekben használható:</text:p>
      <text:list xml:id="list1866882008" text:style-name="L2">
        <text:list-item>
          <text:p text:style-name="P61"><text:span text:style-name="T22">A </text:span><text:span text:style-name="T23">lookup</text:span><text:span text:style-name="T22"> függvényben ha azonos host-on van a bean-t tároló konténerrel a Standalone Kliens</text:span></text:p>
        </text:list-item>
        <text:list-item>
          <text:p text:style-name="P61"><text:span text:style-name="T22">A </text:span><text:span text:style-name="T23">lookup</text:span><text:span text:style-name="T22"> függvényben, ha azonos konténerben helyezkedik el a bean-nel a Servlet</text:span></text:p>
        </text:list-item>
        <text:list-item>
          <text:p text:style-name="P62">Dependency Injection -ben, ha az ezt használó bean a hivatkozott bean-nel azonos konténerben helyezkedik el (@EJB)</text:p>
        </text:list-item>
      </text:list>
      <text:p text:style-name="P37"/>
      <text:p text:style-name="P12"/>
      <text:p text:style-name="P8">:Glassfish-specific (Non-portable) JNDI names for EJB FooBean: [<text:span text:style-name="T12">ejb/FooBean#foo.FooRemote</text:span>, <text:span text:style-name="T12">ejb/FooBean</text:span>]|#]</text:p>
      <text:p text:style-name="P10"/>
      <text:p text:style-name="P37"/>
      <text:p text:style-name="P38"><text:span text:style-name="Source_20_Text"><text:span text:style-name="T13">Mind két esetben láthattuk, hogy két-két nevet is használhatunk.</text:span></text:span></text:p>
      <text:p text:style-name="P26"><text:span text:style-name="Source_20_Text"><text:span text:style-name="T20"/></text:span></text:p>
      <text:list xml:id="list675940250" text:continue-list="list1289414034" text:style-name="L1">
        <text:list-item>
          <text:p text:style-name="P53">Futtassuk a kliens programot</text:p>
        </text:list-item>
      </text:list>
      <text:p text:style-name="P22"><text:span text:style-name="Source_20_Text"><text:span text:style-name="T8"/></text:span></text:p>
      <text:list xml:id="list1671218033" text:continue-numbering="true" text:style-name="L1">
        <text:list-item>
          <text:list>
            <text:list-item>
              <text:p text:style-name="P57">Közvetlenül class állományon keresztül</text:p>
            </text:list-item>
          </text:list>
        </text:list-item>
      </text:list>
      <text:p text:style-name="P56"/>
      <text:list xml:id="list1442354170" text:continue-numbering="true" text:style-name="L1">
        <text:list-item>
          <text:list>
            <text:list-item>
              <text:list>
                <text:list-item>
                  <text:p text:style-name="P55"><text:span text:style-name="T1">Továbbra is a </text:span><text:span text:style-name="T9">$HOME/javabeanproject/build/class</text:span><text:span text:style-name="T1"> könyvtárban állunk</text:span>.</text:p>
                </text:list-item>
              </text:list>
            </text:list-item>
          </text:list>
        </text:list-item>
      </text:list>
      <text:p text:style-name="P22"/>
      <text:list xml:id="list137897757" text:continue-numbering="true" text:style-name="L1">
        <text:list-item>
          <text:list>
            <text:list-item>
              <text:list>
                <text:list-item>
                  <text:p text:style-name="P55"><text:soft-page-break/>Futtasuk a klienst</text:p>
                </text:list-item>
              </text:list>
            </text:list-item>
          </text:list>
        </text:list-item>
      </text:list>
      <text:p text:style-name="P33"/>
      <text:p text:style-name="P31"><text:span text:style-name="Source_20_Text"><text:span text:style-name="T10">$ java -cp /usr/local/programs/glassfish3/glassfish/lib/javaee.jar:/usr/local/programs/glassfish3/glassfish/lib/appserv-rt.jar:. foo.FooClient </text:span></text:span><text:span text:style-name="Source_20_Text"><text:span text:style-name="T11">hellobello</text:span></text:span></text:p>
      <text:p text:style-name="P32"/>
      <text:p text:style-name="P22"/>
      <text:list xml:id="list616342398" text:continue-numbering="true" text:style-name="L1">
        <text:list-item>
          <text:list>
            <text:list-item>
              <text:list>
                <text:list-item>
                  <text:p text:style-name="P55">A válasz eltart egy pár másodpercig, ami a következő:</text:p>
                </text:list-item>
              </text:list>
            </text:list-item>
          </text:list>
        </text:list-item>
      </text:list>
      <text:p text:style-name="P10"/>
      <text:p text:style-name="P4"><text:span text:style-name="Source_20_Text"><text:span text:style-name="T4">FooRemote.echo returnedÉ: hellobello</text:span></text:span></text:p>
      <text:p text:style-name="P6"/>
      <text:list xml:id="list920343059" text:continue-numbering="true" text:style-name="L1">
        <text:list-item>
          <text:list>
            <text:list-item>
              <text:p text:style-name="P55">Jar fajl segítségével</text:p>
            </text:list-item>
          </text:list>
        </text:list-item>
      </text:list>
      <text:p text:style-name="P22"/>
      <text:list xml:id="list219796698" text:continue-numbering="true" text:style-name="L1">
        <text:list-item>
          <text:list>
            <text:list-item>
              <text:list>
                <text:list-item>
                  <text:p text:style-name="P55">Készítsük el a <text:span text:style-name="T12">manifest.txt</text:span> fájlt amibe elhelyezünk néhány útjelző információt, és helyezzük el a <text:span text:style-name="T9">$HOME/javabeanproject/build</text:span><text:span text:style-name="T1"> könyvtárba</text:span></text:p>
                </text:list-item>
              </text:list>
            </text:list-item>
          </text:list>
        </text:list-item>
      </text:list>
      <text:p text:style-name="P22"/>
      <text:p text:style-name="P14">manifest.txt</text:p>
      <text:p text:style-name="P10"/>
      <text:p text:style-name="P5"><text:span text:style-name="Source_20_Text"><text:span text:style-name="T7">Manifest-Version: 1.0</text:span></text:span></text:p>
      <text:p text:style-name="P5"><text:span text:style-name="Source_20_Text"><text:span text:style-name="T7">Main-Class: foo.FooClient</text:span></text:span></text:p>
      <text:p text:style-name="P5"><text:span text:style-name="Source_20_Text"><text:span text:style-name="T7">Class-Path: /usr/local/programs/glassfish3/glassfish/lib/javaee.jar /usr/local/programs/glassfish3/glassfish/lib/appserv-rt.jar</text:span></text:span></text:p>
      <text:p text:style-name="P5"><text:span text:style-name="Source_20_Text"><text:span text:style-name="T7"/></text:span></text:p>
      <text:p text:style-name="P22"/>
      <text:list xml:id="list2187199963" text:continue-numbering="true" text:style-name="L1">
        <text:list-item>
          <text:list>
            <text:list-item>
              <text:list>
                <text:list-item>
                  <text:p text:style-name="P55">Álljunk be a <text:span text:style-name="T9">$HOME/javabeanproject/build</text:span><text:span text:style-name="T1"> könyvtárba és készítsük el a myclient.jar nevü futtatható jar fájlt.</text:span></text:p>
                </text:list-item>
              </text:list>
            </text:list-item>
          </text:list>
        </text:list-item>
      </text:list>
      <text:p text:style-name="P63"/>
      <text:p text:style-name="P10"/>
      <text:p text:style-name="P5"><text:span text:style-name="Source_20_Text"><text:span text:style-name="T5">$ jar cfm </text:span></text:span><text:span text:style-name="Source_20_Text"><text:span text:style-name="T6">myclient.jar</text:span></text:span><text:span text:style-name="Source_20_Text"><text:span text:style-name="T5"> manifest.txt -C classes foo/FooClient.class -C classes foo/FooRemote.class</text:span></text:span></text:p>
      <text:p text:style-name="P5"><text:span text:style-name="Source_20_Text"><text:span text:style-name="T5"/></text:span></text:p>
      <text:p text:style-name="P56"/>
      <text:list xml:id="list1125233254" text:continue-numbering="true" text:style-name="L1">
        <text:list-item>
          <text:list>
            <text:list-item>
              <text:list>
                <text:list-item>
                  <text:p text:style-name="P55">Most pedig futtassuk a jar fájlt</text:p>
                </text:list-item>
              </text:list>
            </text:list-item>
          </text:list>
        </text:list-item>
      </text:list>
      <text:p text:style-name="P25"/>
      <text:p text:style-name="P10"/>
      <text:p text:style-name="P10">$ java -jar <text:span text:style-name="T12">myclient.jar</text:span> hellobello</text:p>
      <text:p text:style-name="P5"/>
      <text:p text:style-name="P22"/>
      <text:list xml:id="list747939146" text:continue-numbering="true" text:style-name="L1">
        <text:list-item>
          <text:list>
            <text:list-item>
              <text:list>
                <text:list-item>
                  <text:p text:style-name="P55">A válasz eltart egy pár másodpercig, ami a következő:</text:p>
                </text:list-item>
              </text:list>
            </text:list-item>
          </text:list>
        </text:list-item>
      </text:list>
      <text:p text:style-name="P22"/>
      <text:p text:style-name="P10"/>
      <text:p text:style-name="P4"><text:span text:style-name="Source_20_Text"><text:span text:style-name="T4">FooRemote.echo returnedÉ: hellobello</text:span></text:span></text:p>
      <text:p text:style-name="P6"/>
      <text:p text:style-name="P22"/>
      <text:list xml:id="list369264406" text:continue-numbering="true" text:style-name="L1">
        <text:list-header>
          <text:p text:style-name="P55"/>
        </text:list-header>
      </text:list>
      <text:p text:style-name="P20"/>
      <text:list xml:id="list1145245708" text:continue-numbering="true" text:style-name="L1">
        <text:list-item>
          <text:p text:style-name="P65">Rendszer összeállítása Ant segítségével</text:p>
        </text:list-item>
      </text:list>
      <text:p text:style-name="P22"><text:span text:style-name="Source_20_Text"><text:span text:style-name="T8"/></text:span></text:p>
      <text:list xml:id="list1226479175" text:continue-numbering="true" text:style-name="L1">
        <text:list-item>
          <text:list>
            <text:list-item>
              <text:p text:style-name="P55"><text:span text:style-name="T1">Helyezzük el a </text:span><text:span text:style-name="T9">$HOME/javabeanproject</text:span><text:span text:style-name="T1"> könyvtárba a </text:span><text:span text:style-name="T9">build.xml</text:span><text:span text:style-name="T1"> paraméter fájlt az ant számára</text:span></text:p>
            </text:list-item>
          </text:list>
        </text:list-item>
      </text:list>
      <text:p text:style-name="P56"/>
      <text:p text:style-name="P64">build.xml</text:p>
      <text:p text:style-name="P10"/>
      <text:p text:style-name="P10">&lt;project&gt;</text:p>
      <text:p text:style-name="P10"/>
      <text:p text:style-name="P10"><text:s text:c="4"/>&lt;property name="src.dir" value="src"/&gt;</text:p>
      <text:p text:style-name="P10"><text:s text:c="4"/>&lt;property name="build.dir" value="build"/&gt;</text:p>
      <text:p text:style-name="P10"><text:s text:c="4"/>&lt;property name="webcontent.dir" value="WebContent"/&gt;</text:p>
      <text:p text:style-name="P10"><text:s text:c="4"/>&lt;property name="classes.dir" value="${build.dir}/classes"/&gt;</text:p>
      <text:p text:style-name="P10"><text:s text:c="4"/>&lt;property name="webinf.dir" value="${webcontent.dir}/WEB-INF"/&gt;</text:p>
      <text:p text:style-name="P10"><text:s text:c="4"/>&lt;property name="webclasses.dir" value="${webinf.dir}/classes"/&gt;</text:p>
      <text:p text:style-name="P10"><text:s text:c="4"/>&lt;property name="glassfish.dir" value="/usr/local/programs/glassfish3/glassfish"/&gt;</text:p>
      <text:p text:style-name="P10"><text:s text:c="4"/>&lt;property name="glassfish.lib.dir" value="${glassfish.dir}/lib"/&gt;</text:p>
      <text:p text:style-name="P10"><text:s text:c="4"/>&lt;property name="glassfish.deploy.dir" value="${glassfish.dir}/domains/domain1/autodeploy"/&gt;</text:p>
      <text:p text:style-name="P10"><text:s text:c="4"/>&lt;property name="main-class" value="foo.FooClient"/&gt;</text:p>
      <text:p text:style-name="P10"/>
      <text:p text:style-name="P10"><text:s text:c="4"/>&lt;path id="classpath"&gt;</text:p>
      <text:p text:style-name="P10"><text:s text:c="8"/>&lt;fileset dir="${glassfish.lib.dir}" includes="**/*.jar"/&gt;</text:p>
      <text:p text:style-name="P10"><text:s text:c="4"/>&lt;/path&gt;</text:p>
      <text:p text:style-name="P10"/>
      <text:p text:style-name="P10"><text:s text:c="4"/>&lt;target name="<text:span text:style-name="T12">clean</text:span>"&gt;</text:p>
      <text:p text:style-name="P10"><text:s text:c="8"/>&lt;!-- A teljes build konyvtarat torli --&gt;</text:p>
      <text:p text:style-name="P10"><text:s text:c="8"/>&lt;delete dir="${build.dir}"/&gt;</text:p>
      <text:p text:style-name="P10"><text:s text:c="4"/>&lt;/target&gt;</text:p>
      <text:p text:style-name="P10"/>
      <text:p text:style-name="P10"><text:s text:c="4"/>&lt;target name="<text:span text:style-name="T12">compile</text:span>"&gt;</text:p>
      <text:p text:style-name="P10"><text:s text:c="8"/>&lt;mkdir dir="${classes.dir}"/&gt;</text:p>
      <text:p text:style-name="P10"><text:s text:c="8"/>&lt;javac includeantruntime="false" srcdir="${src.dir}" destdir="${classes.dir}" classpathref="classpath"/&gt;</text:p>
      <text:p text:style-name="P10"><text:s text:c="4"/>&lt;/target&gt;</text:p>
      <text:p text:style-name="P10"/>
      <text:p text:style-name="P10"><text:s text:c="4"/>&lt;target name="<text:span text:style-name="T12">makebean</text:span>" depends="compile"&gt;</text:p>
      <text:p text:style-name="P10"><text:s text:c="8"/>&lt;jar destfile="${build.dir}/myejb.jar" basedir="${classes.dir}" excludes="**/FooServlet.class"/&gt;</text:p>
      <text:p text:style-name="P10"><text:s text:c="4"/>&lt;/target&gt;</text:p>
      <text:p text:style-name="P10"/>
      <text:p text:style-name="P10"><text:s text:c="4"/>&lt;target name="<text:span text:style-name="T12">makeclient</text:span>" depends="compile"&gt;</text:p>
      <text:p text:style-name="P10"><text:s text:c="8"/>&lt;jar destfile="${build.dir}/myclient.jar"&gt;</text:p>
      <text:p text:style-name="P10"><text:s text:c="12"/>&lt;fileset dir="${classes.dir}"&gt;</text:p>
      <text:p text:style-name="P10"><text:s text:c="16"/>&lt;include name="**/FooClient.class"/&gt;</text:p>
      <text:p text:style-name="P10"><text:s text:c="16"/>&lt;include name="**/FooRemote.class"/&gt;</text:p>
      <text:p text:style-name="P10"><text:s text:c="12"/>&lt;/fileset&gt;</text:p>
      <text:p text:style-name="P10"><text:s text:c="12"/>&lt;manifest&gt;</text:p>
      <text:p text:style-name="P10"><text:s text:c="16"/>&lt;attribute name="Main-Class" value="${main-class}"/&gt;</text:p>
      <text:p text:style-name="P10"><text:s text:c="16"/>&lt;attribute name="Class-Path" value="${glassfish.lib.dir}/javaee.jar ${glassfish.lib.dir}/appserv-rt.jar"/&gt;</text:p>
      <text:p text:style-name="P10"><text:s text:c="12"/>&lt;/manifest&gt;</text:p>
      <text:p text:style-name="P10"><text:s text:c="8"/>&lt;/jar&gt;</text:p>
      <text:p text:style-name="P10"><text:s text:c="4"/>&lt;/target&gt;</text:p>
      <text:p text:style-name="P10"/>
      <text:p text:style-name="P10"><text:s text:c="4"/>&lt;target name="<text:span text:style-name="T12">deploy</text:span>" depends="makebean,makeclient"&gt;</text:p>
      <text:p text:style-name="P10"><text:s text:c="8"/>&lt;copy todir="${glassfish.deploy.dir}"&gt;</text:p>
      <text:p text:style-name="P10"><text:s text:c="12"/>&lt;fileset dir="${build.dir}" includes="**/myejb.jar"/&gt; <text:s text:c="10"/></text:p>
      <text:p text:style-name="P10"><text:s text:c="8"/>&lt;/copy&gt;</text:p>
      <text:p text:style-name="P10"><text:s text:c="4"/>&lt;/target&gt;</text:p>
      <text:p text:style-name="P10"/>
      <text:p text:style-name="P10"><text:s text:c="4"/>&lt;target name="<text:span text:style-name="T12">main</text:span>" depends="clean,deploy"/&gt;</text:p>
      <text:p text:style-name="P10">&lt;/project&gt;</text:p>
      <text:p text:style-name="P11"/>
      <text:p text:style-name="P66"/>
      <text:list xml:id="list1221021177" text:continue-numbering="true" text:style-name="L1">
        <text:list-item>
          <text:list>
            <text:list-item>
              <text:p text:style-name="P57">Ant használata</text:p>
            </text:list-item>
          </text:list>
        </text:list-item>
      </text:list>
      <text:list xml:id="list1452422001" text:style-name="L3">
        <text:list-item>
          <text:p text:style-name="P67">ant clean<text:tab/>letörli az összes generált fájlt</text:p>
        </text:list-item>
        <text:list-item>
          <text:p text:style-name="P67">ant compile<text:tab/>Elvégzi az összes class fájl fordítását</text:p>
        </text:list-item>
        <text:list-item>
          <text:p text:style-name="P67">ant makebean<text:tab/>myejb.jar fájlba csomagolja az EJB-t</text:p>
        </text:list-item>
        <text:list-item>
          <text:p text:style-name="P67">ant makeclient<text:tab/>létrehozza a myclient.jar nevü futtatható standalone klienst</text:p>
        </text:list-item>
        <text:list-item>
          <text:p text:style-name="P67">ant deploy<text:tab/>deploy-olja az EJB-t</text:p>
        </text:list-item>
        <text:list-item>
          <text:p text:style-name="P67">ant main <text:tab/>egy lépésben elvégzi a compile, makebean, makeclient és deploy műveleteket</text:p>
        </text:list-item>
      </text:list>
      <text:p text:style-name="P47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Monospace" svg:font-family="Monospace" style:font-family-generic="roman"/>
    <style:font-face style:name="Monospace1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311in" style:type="center"/>
          <style:tab-stop style:position="6.4626in" style:type="right"/>
        </style:tab-stops>
      </style:paragraph-properties>
    </style:style>
    <style:style style:name="Numbering_20_Symbols" style:display-name="Numbering Symbols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style:font-name-asian="Droid Sans Fallback" style:font-name-complex="Lohit Hindi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327in" fo:margin-bottom="0.9972in" fo:margin-left="0.572in" fo:margin-right="1.002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13:10:12</meta:creation-date>
    <dc:date>2013-04-07T20:42:13</dc:date>
    <meta:editing-duration>P6DT8M26S</meta:editing-duration>
    <meta:editing-cycles>275</meta:editing-cycles>
    <meta:generator>LibreOffice/3.5$Linux_x86 LibreOffice_project/350m1$Build-2</meta:generator>
    <meta:document-statistic meta:table-count="0" meta:image-count="0" meta:object-count="0" meta:page-count="6" meta:paragraph-count="212" meta:word-count="1176" meta:character-count="9245" meta:non-whitespace-character-count="9511"/>
  </office:meta>
</office:document-meta>
</file>